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6308" officeooo:paragraph-rsid="001f6308"/>
    </style:style>
    <style:style style:name="P2" style:family="paragraph" style:parent-style-name="Standard">
      <style:text-properties officeooo:paragraph-rsid="001f6308"/>
    </style:style>
    <style:style style:name="P3" style:family="paragraph" style:parent-style-name="Standard">
      <style:text-properties officeooo:rsid="00202c07" officeooo:paragraph-rsid="00202c07"/>
    </style:style>
    <style:style style:name="P4" style:family="paragraph" style:parent-style-name="Standard">
      <style:text-properties officeooo:rsid="0021a06b" officeooo:paragraph-rsid="0021a06b"/>
    </style:style>
    <style:style style:name="P5" style:family="paragraph" style:parent-style-name="Standard">
      <style:text-properties officeooo:rsid="002332bd" officeooo:paragraph-rsid="002332bd"/>
    </style:style>
    <style:style style:name="P6" style:family="paragraph" style:parent-style-name="Standard">
      <style:text-properties officeooo:rsid="0023c208" officeooo:paragraph-rsid="0023c208"/>
    </style:style>
    <style:style style:name="P7" style:family="paragraph" style:parent-style-name="Standard">
      <style:text-properties officeooo:rsid="0023f05f" officeooo:paragraph-rsid="0023f05f"/>
    </style:style>
    <style:style style:name="T1" style:family="text">
      <style:text-properties officeooo:rsid="001e8db7"/>
    </style:style>
    <style:style style:name="T2" style:family="text">
      <style:text-properties officeooo:rsid="001f6308"/>
    </style:style>
    <style:style style:name="T3" style:family="text">
      <style:text-properties officeooo:rsid="00202c07"/>
    </style:style>
    <style:style style:name="T4" style:family="text">
      <style:text-properties fo:font-weight="bold" style:font-weight-asian="bold" style:font-weight-complex="bold"/>
    </style:style>
    <style:style style:name="T5" style:family="text">
      <style:text-properties fo:font-weight="bold" officeooo:rsid="001f6308" style:font-weight-asian="bold" style:font-weight-complex="bold"/>
    </style:style>
    <style:style style:name="T6" style:family="text">
      <style:text-properties officeooo:rsid="0021a06b"/>
    </style:style>
    <style:style style:name="T7" style:family="text">
      <style:text-properties officeooo:rsid="002332bd"/>
    </style:style>
    <style:style style:name="T8" style:family="text">
      <style:text-properties officeooo:rsid="0023f0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4">Slide 1:</text:span> Thank you for the kind introduction. This is a work carried out in collaboration with my colleague Jesús Martínez Frutos, from Universidad Politécnica de Cartagena, and also Daniel GArcía Gonzélez, from Universidad Carlos III de Madrid, in Spain, grantee of the ERC 4d-Biomap, and also from Carlos Pérez and María Luisa López, also at Carlos III </text:p>
      <text:p text:style-name="Standard"/>
      <text:p text:style-name="Standard">I will start my presentation by giving a very brief introduction on what magneto sensitive or magneto active materials, and more specifically on Hard Magnetic Soft Materials, which are the <text:span text:style-name="T1">focus of this study</text:span>.</text:p>
      <text:p text:style-name="Standard"/>
      <text:p text:style-name="Standard"/>
      <text:p text:style-name="P2"><text:span text:style-name="T5">Slide 2:</text:span><text:span text:style-name="T2"> </text:span>These materials comprise a very soft, incompressible elastomeric matrix, and they incorporate a random/isotropic distribution of hard magnetic particles. When subjected to a magnetic field H, the material attains a remnant magnetization, denoted as Br​. Even after the external magnetic field H is removed, the material remains magnetized, meaning Br​ is different from 0.</text:p>
      <text:p text:style-name="P2"/>
      <text:p text:style-name="P2">Let us <text:span text:style-name="T2">focus now on the picture on the bottom left. representing</text:span> a plan<text:span text:style-name="T2">e</text:span> material that has been permanently magnetized in the positive X direction. When we apply another magnetic field, Ba​, along the negative X direction, the interaction between the second magnetic field Ba​ and the remnant magnetization Br​ tends to align Br​ with Ba​. This results in the material bending towards the negative X direction</text:p>
      <text:p text:style-name="P2"/>
      <text:p text:style-name="P2">Now, imagine if we could design the spatial distribution of Br​, making it non-constant. The interaction between Ba​ and a spatially varying Br​ would result in more complex deformation patterns than those exhibited in the figure <text:span text:style-name="T2">on the left</text:span>.</text:p>
      <text:p text:style-name="P2"/>
      <text:p text:style-name="P1"><text:span text:style-name="T4">Slide 3</text:span>: This is what you can see in the following slides. In all of them, Ba, the second magnetic field is acting perpendicular to the plane device shown. We can design the spatial orientation of Br in order to yield a magnetically induced deformation such as this, or this, or this. </text:p>
      <text:p text:style-name="P1"/>
      <text:p text:style-name="P1">But before going into the details of th<text:span text:style-name="T3">e underlying</text:span> optimization problem, <text:span text:style-name="T3">we will cover some fundamental aspects on the continuum mechanics and material characterization of HSMSs.</text:span></text:p>
      <text:p text:style-name="P1"/>
      <text:p text:style-name="P3"><text:span text:style-name="T4">Slide 4:</text:span> <text:s/><text:span text:style-name="T6">As customary in nonlinear continuum mechanics, we start defining the strain energy densigy of HMSMs, which according to Zhao, can be additively decomposed into a purely mechanical contribution (we have given an expample which corresponds with a Mooney-Rivlin material) and a magnetic term where Br and Ba are already determined, and the definition of Wm can be seen here…</text:span></text:p>
      <text:p text:style-name="P3"/>
      <text:p text:style-name="P4">This is equivalent to having a purely mechanical problem, where the first Piola-Kichhoff stress tensor P is decomposed into a purely mechanical contribution, and a magnetic contribution in terms of the predefined Br and Ba vectors. </text:p>
      <text:p text:style-name="P4"/>
      <text:p text:style-name="P4"><text:span text:style-name="T4">Slide 5:</text:span> There are some corrections that need to be made on this model. Some authors have already noticed that the magnetic contribution must depend uno the rotation part of the deformation gradient tensor </text:p>
      <text:p text:style-name="P4"/>
      <text:p text:style-name="P4">An additional modification, very intuitive to understand, which is what we want<text:span text:style-name="T7">ed</text:span> to demonstrate, is that the purely mechanical contribution of the strain energy, once magnetised, is no longer isotropic, but transversely isotropic, <text:span text:style-name="T7">and the preferred direction of anisotropy is given precisely by Br divided by its norm.</text:span></text:p>
      <text:p text:style-name="P4"/>
      <text:p text:style-name="P5"><text:soft-page-break/>Slide 6: This is what our colleagues from Carlos III not only suggested, but have demonstrated. They considered two materials, called Dowil and Sylgar, with a given concentration of isotropicly distributed particles prior to being magnetised. Then, they were magnetised according to three different orientations. Finally, they performed a uniaxial tension test (no magnetic field applied) in all these combinations. And the fact that the curves don’t lie on top of each other demonstrates the anisotropic nature induced by the remnant magnetization into the purely mechanical contribution. </text:p>
      <text:p text:style-name="P5"/>
      <text:p text:style-name="P6"><text:span text:style-name="T4">Slide 7:</text:span> With this <text:span text:style-name="T8">valuable </text:span>information, we then <text:span text:style-name="T8">build a physics-informed strain energy of the passive contribution of both the non-magnetised (isotropic) and magnetised (transversely isotropic) responses of the Sylgar and Dowsil materials tested in experiments. </text:span></text:p>
      <text:p text:style-name="P6"/>
      <text:p text:style-name="P7">For the non-magnetised response, we assume considered an isotorpic neural network depending on isotropic invariants I1, I2, I3, with H being the cofactor of F and J, its determinant. We can impose polyconvexity if we wanted, and we get a reasonbly good calibration for both dowsil and sylvgar, as you can see in the following slide</text:p>
      <text:p text:style-name="P7"/>
      <text:p text:style-name="P7"><text:span text:style-name="T4">Slide 8:</text:span> (quic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2T17:09:15.712088262</meta:creation-date>
    <dc:date>2024-06-02T18:31:07.115766300</dc:date>
    <meta:editing-duration>PT30M30S</meta:editing-duration>
    <meta:editing-cycles>2</meta:editing-cycles>
    <meta:generator>LibreOffice/7.3.7.2$Linux_X86_64 LibreOffice_project/30$Build-2</meta:generator>
    <meta:document-statistic meta:table-count="0" meta:image-count="0" meta:object-count="0" meta:page-count="2" meta:paragraph-count="15" meta:word-count="611" meta:character-count="4398" meta:non-whitespace-character-count="3273"/>
  </office:meta>
</office:document-meta>
</file>